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2" draw:layer="layout" svg:width="1.505cm" svg:height="1.277cm" svg:x="5.841cm" svg:y="2.167cm">
          <text:p text:style-name="P1">if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3.239cm" svg:height="1.231cm" svg:x="14.975cm" svg:y="2.19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1.96cm" svg:height="1.277cm" svg:x="8.076cm" svg:y="2.167cm">
          <text:p text:style-name="P1">whil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id="id6" draw:layer="layout" svg:width="1.96cm" svg:height="1.277cm" svg:x="10.402cm" svg:y="2.167cm">
          <text:p text:style-name="P1">d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3.744cm" svg:height="1.505cm" svg:x="0.635cm" svg:y="0.635cm">
          <text:p text:style-name="P1">Statem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2.737cm" svg:height="1.369cm" svg:x="5.611cm" svg:y="4.791cm">
          <text:p text:style-name="P1">assign</text:p>
          <draw:enhanced-geometry svg:viewBox="0 0 21600 21600" draw:type="rectangle" draw:enhanced-path="M 0 0 L 21600 0 21600 21600 0 21600 0 0 Z N"/>
        </draw:custom-shape>
        <draw:custom-shape draw:style-name="gr1" draw:text-style-name="P1" draw:id="id13" draw:layer="layout" svg:width="2.006cm" svg:height="1.369cm" svg:x="11.224cm" svg:y="4.791cm">
          <text:p text:style-name="P1">try</text:p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2.006cm" svg:height="1.369cm" svg:x="13.778cm" svg:y="4.791cm">
          <text:p text:style-name="P1">throw</text:p>
          <draw:enhanced-geometry svg:viewBox="0 0 21600 21600" draw:type="rectangle" draw:enhanced-path="M 0 0 L 21600 0 21600 21600 0 21600 0 0 Z N"/>
        </draw:custom-shape>
        <draw:custom-shape draw:style-name="gr2" draw:text-style-name="P1" draw:id="id16" draw:layer="layout" svg:width="2.006cm" svg:height="1.369cm" svg:x="6.114cm" svg:y="7.441cm">
          <text:p text:style-name="P1">visit</text:p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2.006cm" svg:height="1.369cm" svg:x="8.852cm" svg:y="4.791cm">
          <text:p text:style-name="P1">return</text:p>
          <draw:enhanced-geometry svg:viewBox="0 0 21600 21600" draw:type="rectangle" draw:enhanced-path="M 0 0 L 21600 0 21600 21600 0 21600 0 0 Z N"/>
        </draw:custom-shape>
        <draw:custom-shape draw:style-name="gr2" draw:text-style-name="P1" draw:id="id17" draw:layer="layout" svg:width="2.006cm" svg:height="1.369cm" svg:x="8.67cm" svg:y="7.441cm">
          <text:p text:style-name="P1">insert</text:p>
          <draw:enhanced-geometry svg:viewBox="0 0 21600 21600" draw:type="rectangle" draw:enhanced-path="M 0 0 L 21600 0 21600 21600 0 21600 0 0 Z N"/>
        </draw:custom-shape>
        <draw:custom-shape draw:style-name="gr2" draw:text-style-name="P1" draw:id="id18" draw:layer="layout" svg:width="2.006cm" svg:height="1.369cm" svg:x="11.269cm" svg:y="7.441cm">
          <text:p text:style-name="P1">fail</text:p>
          <draw:enhanced-geometry svg:viewBox="0 0 21600 21600" draw:type="rectangle" draw:enhanced-path="M 0 0 L 21600 0 21600 21600 0 21600 0 0 Z N"/>
        </draw:custom-shape>
        <draw:custom-shape draw:style-name="gr2" draw:text-style-name="P1" draw:id="id19" draw:layer="layout" svg:width="2.006cm" svg:height="1.369cm" svg:x="13.779cm" svg:y="7.441cm">
          <text:p text:style-name="P1">solve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1.731cm" svg:height="1.316cm" svg:x="12.821cm" svg:y="2.147cm">
          <text:p text:style-name="P1">for</text:p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2.006cm" svg:height="1.369cm" svg:x="16.242cm" svg:y="4.791cm">
          <text:p text:style-name="P1">assert</text:p>
          <draw:enhanced-geometry svg:viewBox="0 0 21600 21600" draw:type="rectangle" draw:enhanced-path="M 0 0 L 21600 0 21600 21600 0 21600 0 0 Z N"/>
        </draw:custom-shape>
        <draw:connector draw:style-name="gr3" draw:id="id3" draw:layer="layout" svg:x1="4.379cm" svg:y1="1.387cm" svg:x2="6.593cm" svg:y2="2.167cm" draw:start-shape="id1" draw:start-glue-point="1" draw:end-shape="id2" draw:end-glue-point="0" svg:d="m4379 1387h2214v780">
          <text:p/>
        </draw:connector>
        <draw:connector draw:style-name="gr3" draw:id="id5" draw:layer="layout" svg:x1="6.593cm" svg:y1="1.387cm" svg:x2="9.056cm" svg:y2="2.167cm" draw:start-shape="id3" draw:start-glue-point="0" draw:end-shape="id4" draw:end-glue-point="0" svg:d="m6593 1387h2463v780">
          <text:p/>
        </draw:connector>
        <draw:connector draw:style-name="gr3" draw:id="id7" draw:layer="layout" svg:x1="9.056cm" svg:y1="1.387cm" svg:x2="11.382cm" svg:y2="2.167cm" draw:start-shape="id5" draw:start-glue-point="0" draw:end-shape="id6" draw:end-glue-point="0" svg:d="m9056 1387h2326v780">
          <text:p/>
        </draw:connector>
        <draw:connector draw:style-name="gr3" draw:id="id9" draw:layer="layout" svg:x1="11.382cm" svg:y1="1.387cm" svg:x2="13.686cm" svg:y2="2.147cm" draw:start-shape="id7" draw:start-glue-point="0" draw:end-shape="id8" draw:end-glue-point="0" svg:d="m11382 1387h2304v760">
          <text:p/>
        </draw:connector>
        <draw:connector draw:style-name="gr3" draw:layer="layout" svg:x1="13.686cm" svg:y1="1.387cm" svg:x2="16.594cm" svg:y2="2.19cm" draw:start-shape="id9" draw:start-glue-point="0" draw:end-shape="id10" draw:end-glue-point="0" svg:d="m13686 1387h2908v803">
          <text:p/>
        </draw:connector>
        <draw:connector draw:style-name="gr3" draw:layer="layout" draw:line-skew="1.094cm" svg:x1="5.018cm" svg:y1="1.414cm" svg:x2="6.979cm" svg:y2="4.791cm" draw:end-shape="id11" draw:end-glue-point="0" svg:d="m5018 1414v2532h1961v845">
          <text:p/>
        </draw:connector>
        <draw:connector draw:style-name="gr3" draw:layer="layout" draw:line-skew="-0.161cm" svg:x1="6.959cm" svg:y1="3.916cm" svg:x2="9.855cm" svg:y2="4.791cm" draw:end-shape="id12" draw:end-glue-point="0" svg:d="m6959 3916v26h2896v849">
          <text:p/>
        </draw:connector>
        <draw:connector draw:style-name="gr3" draw:layer="layout" draw:line-skew="-0.174cm" svg:x1="9.843cm" svg:y1="3.942cm" svg:x2="12.227cm" svg:y2="4.791cm" draw:end-shape="id13" draw:end-glue-point="0" svg:d="m9843 3942v0h2384v849">
          <text:p/>
        </draw:connector>
        <draw:connector draw:style-name="gr3" draw:layer="layout" draw:line-skew="-0.188cm" svg:x1="12.224cm" svg:y1="3.969cm" svg:x2="14.781cm" svg:y2="4.791cm" draw:end-shape="id14" draw:end-glue-point="0" svg:d="m12224 3969v-27h2557v849">
          <text:p/>
        </draw:connector>
        <draw:connector draw:style-name="gr3" draw:layer="layout" draw:line-skew="-0.2cm" svg:x1="14.817cm" svg:y1="3.942cm" svg:x2="17.245cm" svg:y2="4.791cm" draw:end-shape="id15" draw:end-glue-point="0" svg:d="m14817 3942v-26h2428v875">
          <text:p/>
        </draw:connector>
        <draw:connector draw:style-name="gr3" draw:layer="layout" draw:line-skew="1.156cm" svg:x1="5.018cm" svg:y1="3.923cm" svg:x2="7.117cm" svg:y2="7.441cm" draw:end-shape="id16" draw:end-glue-point="0" svg:d="m5018 3923v2665h2099v853">
          <text:p/>
        </draw:connector>
        <draw:connector draw:style-name="gr3" draw:layer="layout" draw:line-skew="-0.163cm" svg:x1="7.064cm" svg:y1="6.614cm" svg:x2="9.673cm" svg:y2="7.441cm" draw:end-shape="id17" draw:end-glue-point="0" svg:d="m7064 6614v0h2609v827">
          <text:p/>
        </draw:connector>
        <draw:connector draw:style-name="gr3" draw:layer="layout" draw:line-skew="-0.177cm" svg:x1="9.604cm" svg:y1="6.641cm" svg:x2="12.272cm" svg:y2="7.441cm" draw:end-shape="id18" draw:end-glue-point="0" svg:d="m9604 6641v-27h2668v827">
          <text:p/>
        </draw:connector>
        <draw:connector draw:style-name="gr3" draw:layer="layout" draw:line-skew="-0.177cm" svg:x1="12.277cm" svg:y1="6.641cm" svg:x2="14.782cm" svg:y2="7.441cm" draw:end-shape="id19" draw:end-glue-point="0" svg:d="m12277 6641v-27h2505v827">
          <text:p/>
        </draw:connector>
        <draw:line draw:style-name="gr3" draw:layer="layout" svg:x1="1.367cm" svg:y1="9.92cm" svg:x2="3.42cm" svg:y2="9.92cm">
          <text:p/>
        </draw:line>
        <draw:frame draw:style-name="gr4" draw:layer="layout" svg:width="4.934cm" svg:height="1.025cm" svg:x="3.737cm" svg:y="9.401cm">
          <draw:text-box>
            <text:p>= may-conta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1-20T08:45:33</meta:creation-date>
    <dc:date>2009-04-24T23:09:14</dc:date>
    <dc:language>en-US</dc:language>
    <meta:editing-cycles>13</meta:editing-cycles>
    <meta:editing-duration>PT03H03M16S</meta:editing-duration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